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4701in"/>
    </style:style>
    <style:style style:name="co2" style:family="table-column">
      <style:table-column-properties fo:break-before="auto" style:column-width="4.4917in"/>
    </style:style>
    <style:style style:name="co5" style:family="table-column">
      <style:table-column-properties fo:break-before="auto" style:column-width="2.022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3346in"/>
    </style:style>
    <style:style style:name="co9" style:family="table-column">
      <style:table-column-properties fo:break-before="auto" style:column-width="1.7929in"/>
    </style:style>
    <style:style style:name="co10" style:family="table-column">
      <style:table-column-properties fo:break-before="auto" style:column-width="1.7063in"/>
    </style:style>
    <style:style style:name="co11" style:family="table-column">
      <style:table-column-properties fo:break-before="auto" style:column-width="1.2035in"/>
    </style:style>
    <style:style style:name="co12" style:family="table-column">
      <style:table-column-properties fo:break-before="auto" style:column-width="1.367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0.0008in solid #000000" fo:border-left="none" fo:border-right="0.0008in solid #000000" fo:border-top="none"/>
    </style: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</office:automatic-styles>
  <office:body>
    <office:spreadsheet>
      <table:table table:name="Blue shot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rabiribi.exe+1D7C66 - movss xmm1,[ebx+esi+00000470] </text:p>
          </table:table-cell>
          <table:table-cell office:value-type="string">
            <text:p>Move player v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C6F - xorps xmm0,xmm0</text:p>
          </table:table-cell>
          <table:table-cell office:value-type="string">
            <text:p>Reset xmm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C72 - comiss xmm0,xmm1</text:p>
          </table:table-cell>
          <table:table-cell office:value-type="string">
            <text:p>Compare 0 to player v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C75 - jna rabiribi.exe+1D7C7F</text:p>
          </table:table-cell>
          <table:table-cell office:value-type="string">
            <text:p>If moving left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C77 - mulss xmm1,[rabiribi.exe+508258] { [-1.00] }</text:p>
          </table:table-cell>
          <table:table-cell office:value-type="string">
            <text:p>Multiply |player vel| * 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C7F - movd xmm0,[ebp-0C]</text:p>
          </table:table-cell>
          <table:table-cell office:value-type="string">
            <text:p>Move Ang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C84 - mov eax,[rabiribi.exe+12E7EF4] { [1387C248] }</text:p>
          </table:table-cell>
          <table:table-cell office:value-type="string">
            <text:p>Move Ribbon xp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C89 - addss xmm1,[rabiribi.exe+506E2C] { [4.00] }</text:p>
          </table:table-cell>
          <table:table-cell office:value-type="string">
            <text:p>Move bullet v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C91 - movd xmm3,[ebp-08]</text:p>
          </table:table-cell>
          <table:table-cell office:value-type="string">
            <text:p>Ribbon xpos offset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C96 - push 00 { 0 }</text:p>
          </table:table-cell>
          <table:table-cell office:value-type="string">
            <text:p>Push Var 1</text:p>
          </table:table-cell>
          <table:table-cell office:value-type="string">
            <text:p>Final</text:p>
          </table:table-cell>
          <table:table-cell office:value-type="string">
            <text:p>Var 1</text:p>
          </table:table-cell>
        </table:table-row>
        <table:table-row table:style-name="ro1">
          <table:table-cell table:number-columns-repeated="2"/>
          <table:table-cell office:value-type="string">
            <text:p>rabiribi.exe+1D7C98 - push 00 { 0 }</text:p>
          </table:table-cell>
          <table:table-cell office:value-type="string">
            <text:p>Push Var 2</text:p>
          </table:table-cell>
          <table:table-cell office:value-type="string">
            <text:p>Final</text:p>
          </table:table-cell>
          <table:table-cell office:value-type="string">
            <text:p>Var 2</text:p>
          </table:table-cell>
        </table:table-row>
        <table:table-row table:style-name="ro1">
          <table:table-cell table:number-columns-repeated="2"/>
          <table:table-cell office:value-type="string">
            <text:p>rabiribi.exe+1D7C9A - push 00 { 0 }</text:p>
          </table:table-cell>
          <table:table-cell office:value-type="string">
            <text:p>Push Var 3</text:p>
          </table:table-cell>
          <table:table-cell office:value-type="string">
            <text:p>Final</text:p>
          </table:table-cell>
          <table:table-cell office:value-type="string">
            <text:p>Var 3</text:p>
          </table:table-cell>
        </table:table-row>
        <table:table-row table:style-name="ro1">
          <table:table-cell table:number-columns-repeated="2"/>
          <table:table-cell office:value-type="string">
            <text:p>rabiribi.exe+1D7C9C - push 00 { 0 }</text:p>
          </table:table-cell>
          <table:table-cell office:value-type="string">
            <text:p>Push Var 4</text:p>
          </table:table-cell>
          <table:table-cell office:value-type="string">
            <text:p>Final</text:p>
          </table:table-cell>
          <table:table-cell office:value-type="string">
            <text:p>Var 4</text:p>
          </table:table-cell>
        </table:table-row>
        <table:table-row table:style-name="ro1">
          <table:table-cell table:number-columns-repeated="2"/>
          <table:table-cell office:value-type="string">
            <text:p>rabiribi.exe+1D7C9E - push 00 { 0 }</text:p>
          </table:table-cell>
          <table:table-cell office:value-type="string">
            <text:p>Push Var 5</text:p>
          </table:table-cell>
          <table:table-cell office:value-type="string">
            <text:p>Final</text:p>
          </table:table-cell>
          <table:table-cell office:value-type="string">
            <text:p>Var 5</text:p>
          </table:table-cell>
        </table:table-row>
        <table:table-row table:style-name="ro1">
          <table:table-cell table:number-columns-repeated="2"/>
          <table:table-cell office:value-type="string">
            <text:p>rabiribi.exe+1D7CA0 - push 07 { 7 }</text:p>
          </table:table-cell>
          <table:table-cell office:value-type="string">
            <text:p>Push sprite layer</text:p>
          </table:table-cell>
          <table:table-cell office:value-type="string">
            <text:p>Final</text:p>
          </table:table-cell>
          <table:table-cell office:value-type="string">
            <text:p>sprite layer</text:p>
          </table:table-cell>
        </table:table-row>
        <table:table-row table:style-name="ro1">
          <table:table-cell table:number-columns-repeated="2"/>
          <table:table-cell office:value-type="string">
            <text:p>rabiribi.exe+1D7CA2 - push 0A { 10 }</text:p>
          </table:table-cell>
          <table:table-cell office:value-type="string">
            <text:p>Push shot sprite</text:p>
          </table:table-cell>
          <table:table-cell office:value-type="string">
            <text:p>Final</text:p>
          </table:table-cell>
          <table:table-cell office:value-type="string">
            <text:p>sprite</text:p>
          </table:table-cell>
        </table:table-row>
        <table:table-row table:style-name="ro1">
          <table:table-cell table:number-columns-repeated="2"/>
          <table:table-cell office:value-type="string">
            <text:p>rabiribi.exe+1D7CA4 - push 0D { 13 }</text:p>
          </table:table-cell>
          <table:table-cell office:value-type="string">
            <text:p>Push shot type</text:p>
          </table:table-cell>
          <table:table-cell office:value-type="string">
            <text:p>Final</text:p>
          </table:table-cell>
          <table:table-cell office:value-type="string">
            <text:p>type</text:p>
          </table:table-cell>
        </table:table-row>
        <table:table-row table:style-name="ro1">
          <table:table-cell table:number-columns-repeated="2"/>
          <table:table-cell office:value-type="string">
            <text:p>rabiribi.exe+1D7CA6 - cvtdq2ps xmm0,xmm0</text:p>
          </table:table-cell>
          <table:table-cell office:value-type="string">
            <text:p>Unpack ang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CA9 - push 000000FF { 255 }</text:p>
          </table:table-cell>
          <table:table-cell office:value-type="string">
            <text:p>Push transparency</text:p>
          </table:table-cell>
          <table:table-cell office:value-type="string">
            <text:p>Final</text:p>
          </table:table-cell>
          <table:table-cell office:value-type="string">
            <text:p>transparency</text:p>
          </table:table-cell>
        </table:table-row>
        <table:table-row table:style-name="ro1">
          <table:table-cell table:number-columns-repeated="2"/>
          <table:table-cell office:value-type="string">
            <text:p>rabiribi.exe+1D7CAE - sub esp,10 { 16 }</text:p>
          </table:table-cell>
          <table:table-cell office:value-type="string">
            <text:p>Move stack poin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CB1 - cvtdq2ps xmm3,xmm3</text:p>
          </table:table-cell>
          <table:table-cell office:value-type="string">
            <text:p>Convert byte to floa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CB4 - movss [esp+0C],xmm0</text:p>
          </table:table-cell>
          <table:table-cell office:value-type="string">
            <text:p>Push bullet angle</text:p>
          </table:table-cell>
          <table:table-cell office:value-type="string">
            <text:p>Final</text:p>
          </table:table-cell>
          <table:table-cell office:value-type="string">
            <text:p>angle</text:p>
          </table:table-cell>
        </table:table-row>
        <table:table-row table:style-name="ro1">
          <table:table-cell table:number-columns-repeated="2"/>
          <table:table-cell office:value-type="string">
            <text:p>rabiribi.exe+1D7CBA - movss xmm0,[edi+eax+04]</text:p>
          </table:table-cell>
          <table:table-cell office:value-type="string">
            <text:p>move Y p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CC0 - addss xmm3,[edi+eax]</text:p>
          </table:table-cell>
          <table:table-cell office:value-type="string">
            <text:p>move X p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CC5 - movss [esp+08],xmm1</text:p>
          </table:table-cell>
          <table:table-cell office:value-type="string">
            <text:p>Push bullet speed</text:p>
          </table:table-cell>
          <table:table-cell office:value-type="string">
            <text:p>Final</text:p>
          </table:table-cell>
          <table:table-cell office:value-type="string">
            <text:p>speed</text:p>
          </table:table-cell>
        </table:table-row>
        <table:table-row table:style-name="ro1">
          <table:table-cell table:number-columns-repeated="2"/>
          <table:table-cell office:value-type="string">
            <text:p>rabiribi.exe+1D7CCB - mov [esp+04],40000000 { 2.00 }</text:p>
          </table:table-cell>
          <table:table-cell office:value-type="string">
            <text:p>Push bullet size</text:p>
          </table:table-cell>
          <table:table-cell office:value-type="string">
            <text:p>Final</text:p>
          </table:table-cell>
          <table:table-cell office:value-type="string">
            <text:p>size</text:p>
          </table:table-cell>
        </table:table-row>
        <table:table-row table:style-name="ro1">
          <table:table-cell table:number-columns-repeated="2"/>
          <table:table-cell office:value-type="string">
            <text:p>rabiribi.exe+1D7CD3 - movss [esp],xmm0</text:p>
          </table:table-cell>
          <table:table-cell office:value-type="string">
            <text:p>Push Y pos</text:p>
          </table:table-cell>
          <table:table-cell office:value-type="string">
            <text:p>Final</text:p>
          </table:table-cell>
          <table:table-cell office:value-type="string">
            <text:p>y pos</text:p>
          </table:table-cell>
        </table:table-row>
        <table:table-row table:style-name="ro1">
          <table:table-cell table:number-columns-repeated="2"/>
          <table:table-cell office:value-type="string">
            <text:p>rabiribi.exe+1D7CD8 - movss xmm0,[ebp-14]</text:p>
          </table:table-cell>
          <table:table-cell office:value-type="string">
            <text:p>Move damage ba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CDD - mulss xmm0,[rabiribi.exe+507450] { [54.85] }</text:p>
          </table:table-cell>
          <table:table-cell office:value-type="string">
            <text:p>Multiply damage m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CE5 - jmp rabiribi.exe+1D7BC9</text:p>
          </table:table-cell>
          <table:table-cell office:value-type="string">
            <text:p><text:s/>|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BC9 - mov ecx,[ebp-04]</text:p>
          </table:table-cell>
          <table:table-cell office:value-type="string">
            <text:p>sou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BCC - mov edx,00000001</text:p>
          </table:table-cell>
          <table:table-cell office:value-type="string">
            <text:p>Set active damage bull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BD1 - call rabiribi.exe+13C10</text:p>
          </table:table-cell>
          <table:table-cell office:value-type="string">
            <text:p>Call shot fun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1D7BD6 - mov ecx,[ebp-04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biribi.exe+1D7BD9 - add esp,34</text:p>
          </table:table-cell>
          <table:table-cell office:value-type="string">
            <text:p>Reset stack pointer</text:p>
          </table:table-cell>
          <table:table-cell table:number-columns-repeated="2"/>
        </table:table-row>
      </table:table>
      <table:table table:name="-144514" table:style-name="ta1" table:print="false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rabiribi.exe+206B84 - imul ecx,[ebp-2C],00000094 { 148 }</text:p>
          </table:table-cell>
          <table:table-cell office:value-type="string">
            <text:p>Get Index</text:p>
          </table:table-cell>
        </table:table-row>
        <table:table-row table:style-name="ro1">
          <table:table-cell table:number-columns-repeated="2"/>
          <table:table-cell office:value-type="string">
            <text:p>rabiribi.exe+206B8B - add ecx,[rabiribi.exe+12E8F8C] { [128824B8] }</text:p>
          </table:table-cell>
          <table:table-cell office:value-type="string">
            <text:p>Add pointer</text:p>
          </table:table-cell>
        </table:table-row>
        <table:table-row table:style-name="ro1">
          <table:table-cell table:number-columns-repeated="2"/>
          <table:table-cell office:value-type="string">
            <text:p>rabiribi.exe+206B91 - movss xmm0,[ecx+08]</text:p>
          </table:table-cell>
          <table:table-cell office:value-type="string">
            <text:p>move velocity</text:p>
          </table:table-cell>
        </table:table-row>
        <table:table-row table:style-name="ro1">
          <table:table-cell table:number-columns-repeated="2"/>
          <table:table-cell office:value-type="string">
            <text:p>rabiribi.exe+206B96 - addss xmm0,[rabiribi.exe+507C2C] { [1.89] }</text:p>
          </table:table-cell>
          <table:table-cell office:value-type="string">
            <text:p>add velocity</text:p>
          </table:table-cell>
        </table:table-row>
        <table:table-row table:style-name="ro1">
          <table:table-cell table:number-columns-repeated="2"/>
          <table:table-cell office:value-type="string">
            <text:p>rabiribi.exe+206B9E - imul edx,[ebp-2C],00000094 { 148 }</text:p>
          </table:table-cell>
          <table:table-cell office:value-type="string">
            <text:p>get index</text:p>
          </table:table-cell>
        </table:table-row>
        <table:table-row table:style-name="ro1">
          <table:table-cell table:number-columns-repeated="2"/>
          <table:table-cell office:value-type="string">
            <text:p>rabiribi.exe+206BA5 - add edx,[rabiribi.exe+12E8F8C] { [128824B8] }</text:p>
          </table:table-cell>
          <table:table-cell office:value-type="string">
            <text:p>add pointer</text:p>
          </table:table-cell>
        </table:table-row>
        <table:table-row table:style-name="ro1">
          <table:table-cell table:number-columns-repeated="2"/>
          <table:table-cell office:value-type="string">
            <text:p>rabiribi.exe+206BAB - movss [edx+08],xmm0</text:p>
          </table:table-cell>
          <table:table-cell office:value-type="string">
            <text:p>update effect velocity</text:p>
          </table:table-cell>
        </table:table-row>
        <table:table-row table:style-name="ro1">
          <table:table-cell table:number-columns-repeated="2"/>
          <table:table-cell office:value-type="string">
            <text:p>rabiribi.exe+206BB0 - imul eax,[ebp-2C],00000094 { 148 }</text:p>
          </table:table-cell>
          <table:table-cell office:value-type="string">
            <text:p>get index</text:p>
          </table:table-cell>
        </table:table-row>
        <table:table-row table:style-name="ro1">
          <table:table-cell table:number-columns-repeated="2"/>
          <table:table-cell office:value-type="string">
            <text:p>rabiribi.exe+206BB7 - add eax,[rabiribi.exe+12E8F8C] { [128824B8] }</text:p>
          </table:table-cell>
          <table:table-cell office:value-type="string">
            <text:p>add pointer</text:p>
          </table:table-cell>
        </table:table-row>
        <table:table-row table:style-name="ro1">
          <table:table-cell table:number-columns-repeated="2"/>
          <table:table-cell office:value-type="string">
            <text:p>rabiribi.exe+206BBD - movss xmm0,[eax+08]</text:p>
          </table:table-cell>
          <table:table-cell office:value-type="string">
            <text:p>move velocity</text:p>
          </table:table-cell>
        </table:table-row>
        <table:table-row table:style-name="ro1">
          <table:table-cell table:number-columns-repeated="2"/>
          <table:table-cell office:value-type="string">
            <text:p>rabiribi.exe+206BC2 - comiss xmm0,[rabiribi.exe+50815C] { [8.00] }</text:p>
          </table:table-cell>
          <table:table-cell office:value-type="string">
            <text:p>--------------</text:p>
          </table:table-cell>
        </table:table-row>
        <table:table-row table:style-name="ro1">
          <table:table-cell table:number-columns-repeated="2"/>
          <table:table-cell office:value-type="string">
            <text:p>rabiribi.exe+206BC9 - jna rabiribi.exe+206BDB</text:p>
          </table:table-cell>
          <table:table-cell office:value-type="string">
            <text:p>compare</text:p>
          </table:table-cell>
        </table:table-row>
        <table:table-row table:style-name="ro1">
          <table:table-cell table:number-columns-repeated="2"/>
          <table:table-cell office:value-type="string">
            <text:p>rabiribi.exe+206BCB - movss xmm0,[rabiribi.exe+50799C] { [1.00] }</text:p>
          </table:table-cell>
          <table:table-cell office:value-type="string">
            <text:p>--------------</text:p>
          </table:table-cell>
        </table:table-row>
        <table:table-row table:style-name="ro1">
          <table:table-cell table:number-columns-repeated="2"/>
          <table:table-cell office:value-type="string">
            <text:p>rabiribi.exe+206BD3 - movss [ebp-000001B4],xmm0</text:p>
          </table:table-cell>
          <table:table-cell office:value-type="string">
            <text:p>determine life</text:p>
          </table:table-cell>
        </table:table-row>
        <table:table-row table:style-name="ro1">
          <table:table-cell table:number-columns-repeated="2"/>
          <table:table-cell office:value-type="string">
            <text:p>rabiribi.exe+206BDB - jmp rabiribi.exe+25390A</text:p>
          </table:table-cell>
          <table:table-cell office:value-type="string">
            <text:p>exit</text:p>
          </table:table-cell>
        </table:table-row>
      </table:table>
      <table:table table:name="46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abiribi.exe+25C37D - imul ecx,[ebp-2C],00000094 { 148 }</text:p>
          </table:table-cell>
          <table:table-cell office:value-type="string">
            <text:p>Get inde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84 - add ecx,[rabiribi.exe+12E8F8C] { [1278D530] }</text:p>
          </table:table-cell>
          <table:table-cell office:value-type="string">
            <text:p>Add point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8A - mov [ecx+40],00000014 { 20 }</text:p>
          </table:table-cell>
          <table:table-cell office:value-type="string">
            <text:p>Set Hitbox 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91 - imul edx,[ebp-2C],00000094 { 148 }</text:p>
          </table:table-cell>
          <table:table-cell office:value-type="string">
            <text:p>Get inde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98 - add edx,[rabiribi.exe+12E8F8C] { [1278D530] }</text:p>
          </table:table-cell>
          <table:table-cell office:value-type="string">
            <text:p>Add point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9E - mov [edx+44],00000014 { 20 }</text:p>
          </table:table-cell>
          <table:table-cell office:value-type="string">
            <text:p>Set Hitbox 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A5 - imul eax,[ebp-2C],00000094 { 148 }</text:p>
          </table:table-cell>
          <table:table-cell office:value-type="string">
            <text:p>Get inde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AC - add eax,[rabiribi.exe+12E8F8C] { [1278D530] }</text:p>
          </table:table-cell>
          <table:table-cell office:value-type="string">
            <text:p>Add point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B2 - cmp dword ptr [eax+24],01 { 1 }</text:p>
          </table:table-cell>
          <table:table-cell office:value-type="string">
            <text:p>Compare lifetim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B6 - jg rabiribi.exe+25C4B1</text:p>
          </table:table-cell>
          <table:table-cell office:value-type="string">
            <text:p>Jump if not first fram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BC - xor edx,edx</text:p>
          </table:table-cell>
          <table:table-cell office:value-type="string">
            <text:p>EDX = 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BE - mov ecx,[ebp-2C]</text:p>
          </table:table-cell>
          <table:table-cell office:value-type="string">
            <text:p>Get index??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C1 - call rabiribi.exe+8A250</text:p>
          </table:table-cell>
          <table:table-cell office:value-type="string">
            <text:p>Get closest enemy</text:p>
          </table:table-cell>
          <table:table-cell office:value-type="string">
            <text:p>EAX and EDX</text:p>
          </table:table-cell>
        </table:table-row>
        <table:table-row table:style-name="ro1">
          <table:table-cell table:number-columns-repeated="2"/>
          <table:table-cell office:value-type="string">
            <text:p>rabiribi.exe+25C3C6 - cvtsi2ss xmm0,eax</text:p>
          </table:table-cell>
          <table:table-cell office:value-type="string">
            <text:p>Move closest enemy to xmm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CA - imul ecx,[ebp-2C],00000094 { 148 }</text:p>
          </table:table-cell>
          <table:table-cell office:value-type="string">
            <text:p>Get inde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D1 - add ecx,[rabiribi.exe+12E8F8C] { [1278D530] }</text:p>
          </table:table-cell>
          <table:table-cell office:value-type="string">
            <text:p>Add point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D7 - add ecx,48 { 72 }</text:p>
          </table:table-cell>
          <table:table-cell office:value-type="string">
            <text:p>Move ECX to +0x4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DA - mov edx,00000004 { 4 }</text:p>
          </table:table-cell>
          <table:table-cell office:value-type="string">
            <text:p>EDX = 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DF - shl edx,1</text:p>
          </table:table-cell>
          <table:table-cell office:value-type="string">
            <text:p>EDX = 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E1 - movss [ecx+edx],xmm0</text:p>
          </table:table-cell>
          <table:table-cell office:value-type="string">
            <text:p>Move closest enemy as floa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E6 - imul eax,[ebp-2C],00000094 { 148 }</text:p>
          </table:table-cell>
          <table:table-cell office:value-type="string">
            <text:p>Get inde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ED - add eax,[rabiribi.exe+12E8F8C] { [1278D530] }</text:p>
          </table:table-cell>
          <table:table-cell office:value-type="string">
            <text:p>Add point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3F3 - cmp dword ptr [eax+20],02 { 2 }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3F7 - jne rabiribi.exe+25C41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3F9 - imul ecx,[ebp-2C],00000094 { 148 }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400 - add ecx,[rabiribi.exe+12E8F8C] { [1278D530] }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406 - add ecx,48 { 72 }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409 - mov edx,00000004 { 4 }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40E - shl edx,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410 - xorps xmm0,xmm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413 - movss [ecx+edx],xmm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biribi.exe+25C418 - imul eax,[ebp-2C],00000094 { 148 }</text:p>
          </table:table-cell>
          <table:table-cell office:value-type="string">
            <text:p>Get inde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41F - add eax,[rabiribi.exe+12E8F8C] { [1278D530] }</text:p>
          </table:table-cell>
          <table:table-cell office:value-type="string">
            <text:p>Add point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425 - add eax,48 { 72 }</text:p>
          </table:table-cell>
          <table:table-cell office:value-type="string">
            <text:p>Move EAX to +0x4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428 - mov ecx,00000004 { 4 }</text:p>
          </table:table-cell>
          <table:table-cell office:value-type="string">
            <text:p>ECX = 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42D - shl ecx,1</text:p>
          </table:table-cell>
          <table:table-cell office:value-type="string">
            <text:p>ECX = 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42F - cvttss2si edx,[eax+ecx]</text:p>
          </table:table-cell>
          <table:table-cell office:value-type="string">
            <text:p>Move closest enemy to ED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434 - mov ecx,[ebp-2C]</text:p>
          </table:table-cell>
          <table:table-cell office:value-type="string">
            <text:p>Get inde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437 - call rabiribi.exe+CB20</text:p>
          </table:table-cell>
          <table:table-cell office:value-type="string">
            <text:p>Get angle to closest enemy</text:p>
          </table:table-cell>
          <table:table-cell office:value-type="string">
            <text:p>xmm0</text:p>
          </table:table-cell>
        </table:table-row>
        <table:table-row table:style-name="ro1">
          <table:table-cell table:number-columns-repeated="2"/>
          <table:table-cell office:value-type="string">
            <text:p>rabiribi.exe+25C43C - imul edx,[ebp-2C],00000094 { 148 }</text:p>
          </table:table-cell>
          <table:table-cell office:value-type="string">
            <text:p>Get inde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443 - add edx,[rabiribi.exe+12E8F8C] { [1278D530] }</text:p>
          </table:table-cell>
          <table:table-cell office:value-type="string">
            <text:p>Add point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449 - movss [edx+0C],xmm0</text:p>
          </table:table-cell>
          <table:table-cell office:value-type="string">
            <text:p>Update ang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44E - imul eax,[ebp-2C],00000094 { 148 }</text:p>
          </table:table-cell>
          <table:table-cell office:value-type="string">
            <text:p>Get inde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455 - add eax,[rabiribi.exe+12E8F8C] { [1278D530] }</text:p>
          </table:table-cell>
          <table:table-cell office:value-type="string">
            <text:p>Add point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biribi.exe+25C45B - cmp dword ptr [eax+20],01 { 1 }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45F - jne rabiribi.exe+25C4AC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461 - imul ecx,[ebp-2C],00000094 { 148 }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468 - add ecx,[rabiribi.exe+12E8F8C] { [1278D530] }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46E - add ecx,48 { 72 }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471 - mov edx,00000004 { 4 }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476 - shl edx,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478 - movss xmm0,[ecx+edx]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47D - ucomiss xmm0,[rabiribi.exe+5073B8] { [0.00] }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484 - lahf 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</text:p>
          </table:table-cell>
          <table:table-cell office:value-type="string">
            <text:p>rabiribi.exe+25C485 - test ah,44 { 68 }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| </text:p>
          </table:table-cell>
          <table:table-cell office:value-type="string">
            <text:p>rabiribi.exe+25C488 - jp rabiribi.exe+25C4AC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| </text:p>
          </table:table-cell>
          <table:table-cell office:value-type="string">
            <text:p>rabiribi.exe+25C48A - mov edx,00000167 { 359 }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| </text:p>
          </table:table-cell>
          <table:table-cell office:value-type="string">
            <text:p>rabiribi.exe+25C48F - xor ecx,ec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| </text:p>
          </table:table-cell>
          <table:table-cell office:value-type="string">
            <text:p>rabiribi.exe+25C491 - call rabiribi.exe+7E1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| </text:p>
          </table:table-cell>
          <table:table-cell office:value-type="string">
            <text:p>rabiribi.exe+25C496 - cvtsi2ss xmm0,ea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| </text:p>
          </table:table-cell>
          <table:table-cell office:value-type="string">
            <text:p>rabiribi.exe+25C49A - imul eax,[ebp-2C],00000094 { 148 }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| </text:p>
          </table:table-cell>
          <table:table-cell office:value-type="string">
            <text:p>rabiribi.exe+25C4A1 - add eax,[rabiribi.exe+12E8F8C] { [1278D530] }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| </text:p>
          </table:table-cell>
          <table:table-cell office:value-type="string">
            <text:p>rabiribi.exe+25C4A7 - movss [eax+0C],xmm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| | </text:p>
          </table:table-cell>
          <table:table-cell office:value-type="string">
            <text:p>rabiribi.exe+25C4AC - jmp rabiribi.exe+25C5F5</text:p>
          </table:table-cell>
          <table:table-cell table:number-columns-repeated="2"/>
        </table:table-row>
      </table:table>
      <table:table table:name="funcs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row table:style-name="ro1">
          <table:table-cell/>
          <table:table-cell office:value-type="string">
            <text:p>rabiribi.exe+8190</text:p>
          </table:table-cell>
          <table:table-cell office:value-type="string">
            <text:p>Play sound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abiribi.exe+13C90</text:p>
          </table:table-cell>
          <table:table-cell office:value-type="string">
            <text:p>Create bullet</text:p>
          </table:table-cell>
          <table:table-cell/>
          <table:table-cell table:style-name="ce2"/>
          <table:table-cell table:style-name="ce5" office:value-type="string">
            <text:p>rabiribi.exe+7E10</text:p>
          </table:table-cell>
          <table:table-cell table:style-name="ce7" office:value-type="string">
            <text:p>Rnd Angle</text:p>
          </table:table-cell>
          <table:table-cell/>
          <table:table-cell table:style-name="ce2"/>
          <table:table-cell table:style-name="ce5" office:value-type="string">
            <text:p>idiv</text:p>
          </table:table-cell>
          <table:table-cell table:style-name="ce10"/>
          <table:table-cell/>
          <table:table-cell table:style-name="ce2"/>
          <table:table-cell table:style-name="ce7" office:value-type="string">
            <text:p>imul</text:p>
          </table:table-cell>
        </table:table-row>
        <table:table-row table:style-name="ro1">
          <table:table-cell/>
          <table:table-cell office:value-type="string">
            <text:p>rabiribi.exe+14D70</text:p>
          </table:table-cell>
          <table:table-cell office:value-type="string">
            <text:p>Create object</text:p>
          </table:table-cell>
          <table:table-cell/>
          <table:table-cell table:style-name="ce3" office:value-type="string">
            <text:p>IN</text:p>
          </table:table-cell>
          <table:table-cell office:value-type="string">
            <text:p>ecx</text:p>
          </table:table-cell>
          <table:table-cell table:style-name="ce8" office:value-type="string">
            <text:p>Lower bound</text:p>
          </table:table-cell>
          <table:table-cell/>
          <table:table-cell table:style-name="ce3" office:value-type="string">
            <text:p>IN</text:p>
          </table:table-cell>
          <table:table-cell office:value-type="string">
            <text:p>edx:eax</text:p>
          </table:table-cell>
          <table:table-cell table:style-name="ce8" office:value-type="string">
            <text:p>top</text:p>
          </table:table-cell>
          <table:table-cell/>
          <table:table-cell table:style-name="ce3" office:value-type="string">
            <text:p>IN</text:p>
          </table:table-cell>
          <table:table-cell table:style-name="ce8" office:value-type="string">
            <text:p>param(reg)</text:p>
          </table:table-cell>
        </table:table-row>
        <table:table-row table:style-name="ro1">
          <table:table-cell/>
          <table:table-cell office:value-type="string">
            <text:p>rabiribi.exe+B7B0</text:p>
          </table:table-cell>
          <table:table-cell office:value-type="string">
            <text:p>??</text:p>
          </table:table-cell>
          <table:table-cell/>
          <table:table-cell table:style-name="ce3" office:value-type="string">
            <text:p>IN</text:p>
          </table:table-cell>
          <table:table-cell office:value-type="string">
            <text:p>edx</text:p>
          </table:table-cell>
          <table:table-cell table:style-name="ce8" office:value-type="string">
            <text:p>Upper bound</text:p>
          </table:table-cell>
          <table:table-cell/>
          <table:table-cell table:style-name="ce3" office:value-type="string">
            <text:p>IN</text:p>
          </table:table-cell>
          <table:table-cell office:value-type="string">
            <text:p>param(mem/reg)</text:p>
          </table:table-cell>
          <table:table-cell table:style-name="ce8" office:value-type="string">
            <text:p>bottom</text:p>
          </table:table-cell>
          <table:table-cell/>
          <table:table-cell table:style-name="ce3" office:value-type="string">
            <text:p>IN</text:p>
          </table:table-cell>
          <table:table-cell table:style-name="ce8" office:value-type="string">
            <text:p>param(mem/reg/val)</text:p>
          </table:table-cell>
        </table:table-row>
        <table:table-row table:style-name="ro1">
          <table:table-cell table:number-columns-repeated="4"/>
          <table:table-cell table:style-name="ce3" office:value-type="string">
            <text:p>OUT</text:p>
          </table:table-cell>
          <table:table-cell office:value-type="string">
            <text:p>eax</text:p>
          </table:table-cell>
          <table:table-cell table:style-name="ce8" office:value-type="string">
            <text:p>Bounded angle</text:p>
          </table:table-cell>
          <table:table-cell/>
          <table:table-cell table:style-name="ce3" office:value-type="string">
            <text:p>OUT</text:p>
          </table:table-cell>
          <table:table-cell office:value-type="string">
            <text:p>eax</text:p>
          </table:table-cell>
          <table:table-cell table:style-name="ce8" office:value-type="string">
            <text:p>result</text:p>
          </table:table-cell>
          <table:table-cell/>
          <table:table-cell table:style-name="ce4" office:value-type="string">
            <text:p>OUT</text:p>
          </table:table-cell>
          <table:table-cell table:style-name="ce9" office:value-type="string">
            <text:p>first param</text:p>
          </table:table-cell>
        </table:table-row>
        <table:table-row table:style-name="ro1">
          <table:table-cell table:number-columns-repeated="4"/>
          <table:table-cell table:style-name="ce4" office:value-type="string">
            <text:p>OUT</text:p>
          </table:table-cell>
          <table:table-cell table:style-name="ce6" office:value-type="string">
            <text:p>edx</text:p>
          </table:table-cell>
          <table:table-cell table:style-name="ce9" office:value-type="string">
            <text:p>Distance from lower bound</text:p>
          </table:table-cell>
          <table:table-cell/>
          <table:table-cell table:style-name="ce4" office:value-type="string">
            <text:p>OUT</text:p>
          </table:table-cell>
          <table:table-cell table:style-name="ce6" office:value-type="string">
            <text:p>edx</text:p>
          </table:table-cell>
          <table:table-cell table:style-name="ce9" office:value-type="string">
            <text:p>remainder</text:p>
          </table:table-cell>
          <table:table-cell table:number-columns-repeated="3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7"/>
          <table:table-cell office:value-type="string">
            <text:p>rabiribi.exe+24d7b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>
            <text:p>rabiribi.exe+24d06e</text:p>
          </table:table-cell>
          <table:table-cell/>
          <table:table-cell office:value-type="string">
            <text:p>rabiribi.exe+7fbb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Cicini hover shot script</text:p>
          </table:table-cell>
          <table:table-cell/>
          <table:table-cell office:value-type="string">
            <text:p>Check step = 0 to fir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500000">
            <text:p>1500000</text:p>
          </table:table-cell>
          <table:table-cell table:number-columns-repeated="6"/>
        </table:table-row>
        <table:table-row table:style-name="ro1" table:number-rows-repeated="8">
          <table:table-cell table:number-columns-repeated="14"/>
        </table:table-row>
        <table:table-row table:style-name="ro1">
          <table:table-cell/>
          <table:table-cell office:value-type="string">
            <text:p>rabiribi.exe+d25ce</text:p>
          </table:table-cell>
          <table:table-cell office:value-type="string">
            <text:p>rabiribi.exe+24b388</text:p>
          </table:table-cell>
          <table:table-cell table:number-columns-repeated="2"/>
          <table:table-cell office:value-type="string">
            <text:p>12009 entry</text:p>
          </table:table-cell>
          <table:table-cell office:value-type="string">
            <text:p>rabiribi.exe+24b171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7"/>
          <table:table-cell office:value-type="string">
            <text:p>jump rabiribi.exe+252c5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biribi.exe+12e7ef4</text:p>
          </table:table-cell>
          <table:table-cell office:value-type="string">
            <text:p>shot array</text:p>
          </table:table-cell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ida offset, add 0x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9743">
            <text:p>29743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8/30/2018</text:date>, <text:time>15:2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Wallace</meta:initial-creator>
    <meta:creation-date>2018-06-08T20:35:43.11</meta:creation-date>
    <dc:date>2018-08-30T15:24:02.44</dc:date>
    <dc:creator>James Wallace</dc:creator>
    <meta:editing-duration>P1DT12H23M29S</meta:editing-duration>
    <meta:editing-cycles>24</meta:editing-cycles>
    <meta:generator>OpenOffice/4.1.2$Win32 OpenOffice.org_project/412m3$Build-9782</meta:generator>
    <meta:document-statistic meta:table-count="4" meta:cell-count="311" meta:object-count="0"/>
  </office:meta>
</office:document-meta>
</file>